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1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TST_FRAMENONE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7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8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9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TST_TAB_MAIN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0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number-columns-repeated="7"/>
          <table:table-cell/>
          <table:table-cell table:number-columns-repeated="24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ARRAY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ableau simp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12]+10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TEXT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ex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3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NEED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ex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2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Cadre DEux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1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1:08:26</dc:date>
    <dc:creator>Eric Brison</dc:creator>
    <meta:generator>LibreOffice/3.4$Linux LibreOffice_project/340m1$Build-402</meta:generator>
    <meta:editing-duration>P3DT33M33S</meta:editing-duration>
    <meta:editing-cycles>75</meta:editing-cycles>
    <meta:document-statistic meta:table-count="1" meta:cell-count="135" meta:object-count="0"/>
  </office:meta>
</office:document-meta>
</file>